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55c0" officeooo:paragraph-rsid="001555c0"/>
    </style:style>
    <style:style style:name="P2" style:family="paragraph" style:parent-style-name="Standard">
      <style:text-properties officeooo:rsid="00156153" officeooo:paragraph-rsid="00156153"/>
    </style:style>
    <style:style style:name="P3" style:family="paragraph" style:parent-style-name="Standard">
      <style:text-properties officeooo:rsid="00160753" officeooo:paragraph-rsid="00160753"/>
    </style:style>
    <style:style style:name="P4" style:family="paragraph" style:parent-style-name="Standard">
      <style:text-properties officeooo:rsid="00160954" officeooo:paragraph-rsid="00160954"/>
    </style:style>
    <style:style style:name="P5" style:family="paragraph" style:parent-style-name="Standard">
      <style:text-properties officeooo:rsid="0016bacd" officeooo:paragraph-rsid="0016bacd"/>
    </style:style>
    <style:style style:name="T1" style:family="text">
      <style:text-properties officeooo:rsid="0016ba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 postgres</text:p>
      <text:p text:style-name="P2">Install postgis</text:p>
      <text:p text:style-name="P1"/>
      <text:p text:style-name="P3">I use linux so for me it was </text:p>
      <text:p text:style-name="P3"/>
      <text:p text:style-name="P4">sudo add-apt-repository ppa:ubuntugis/ubuntugis-unstable</text:p>
      <text:p text:style-name="P4">sudo apt-get update </text:p>
      <text:p text:style-name="P4">sudo apt-get install postgis </text:p>
      <text:p text:style-name="P4"/>
      <text:p text:style-name="P1">sudo -u postgres -i</text:p>
      <text:p text:style-name="P1">createuser <text:span text:style-name="T1">username –superuser –</text:span>pwprompt</text:p>
      <text:p text:style-name="P1"/>
      <text:p text:style-name="P5">eneter password if you lik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6:50:27.122627335</meta:creation-date>
    <dc:date>2018-01-21T17:03:56.081682617</dc:date>
    <meta:editing-duration>PT13M26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35" meta:character-count="251" meta:non-whitespace-character-count="222"/>
  </office:meta>
</office:document-meta>
</file>